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46a69" officeooo:paragraph-rsid="00046a69"/>
    </style:style>
    <style:style style:name="P2" style:family="paragraph" style:parent-style-name="Standard">
      <style:text-properties fo:font-style="normal" fo:font-weight="normal" officeooo:rsid="003b9612" officeooo:paragraph-rsid="00046a69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58b822" officeooo:paragraph-rsid="0058b822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591d81" officeooo:paragraph-rsid="00591d81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5a4a2f" officeooo:paragraph-rsid="005a4a2f" style:font-style-asian="normal" style:font-weight-asian="normal" style:font-style-complex="normal" style:font-weight-complex="normal"/>
    </style:style>
    <style:style style:name="T1" style:family="text">
      <style:text-properties officeooo:rsid="003def66"/>
    </style:style>
    <style:style style:name="T2" style:family="text">
      <style:text-properties officeooo:rsid="00591d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03</text:span>/<text:span text:style-name="T1">10</text:span>/2019</text:p>
      <text:p text:style-name="P2"/>
      <text:p text:style-name="P3">Hoy seguimos con Juanma.</text:p>
      <text:p text:style-name="P3"/>
      <text:p text:style-name="P3">Cundo estamos probando una función <text:span text:style-name="T2">como test unitario</text:span>, simulamos que el resultado de las funciones internas, es correcto, para ver cómo funciona realmente la función que estamos probando actualmente.</text:p>
      <text:p text:style-name="P3"/>
      <text:p text:style-name="P4">Cuando estamos probando una función como test de integración, tenemos que ver que la llamada a las funciones internas devuelve lo correcto.</text:p>
      <text:p text:style-name="P4"/>
      <text:p text:style-name="P5">Los test más importantes son los unitarios, seguidos de los de integración y, por último, las pruebas E2E (los que prueban la funcionalidad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4:21:47.096355867</meta:creation-date>
    <dc:date>2019-10-03T14:25:55.773986290</dc:date>
    <meta:editing-duration>PT14H21M1S</meta:editing-duration>
    <meta:editing-cycles>87</meta:editing-cycles>
    <meta:generator>LibreOffice/6.1.5.2$Linux_X86_64 LibreOffice_project/10$Build-2</meta:generator>
    <meta:document-statistic meta:table-count="0" meta:image-count="0" meta:object-count="0" meta:page-count="1" meta:paragraph-count="5" meta:word-count="79" meta:character-count="513" meta:non-whitespace-character-count="439"/>
  </office:meta>
</office:document-meta>
</file>